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3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96.6pt"/>
    </style:style>
    <style:style style:name="co4" style:family="table-column">
      <style:table-column-properties fo:break-before="auto" style:column-width="83.9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55.96pt"/>
    </style:style>
    <style:style style:name="co7" style:family="table-column">
      <style:table-column-properties fo:break-before="auto" style:column-width="31.95pt"/>
    </style:style>
    <style:style style:name="co8" style:family="table-column">
      <style:table-column-properties fo:break-before="auto" style:column-width="29.99pt"/>
    </style:style>
    <style:style style:name="co9" style:family="table-column">
      <style:table-column-properties fo:break-before="auto" style:column-width="25.31pt"/>
    </style:style>
    <style:style style:name="co10" style:family="table-column">
      <style:table-column-properties fo:break-before="auto" style:column-width="57.29pt"/>
    </style:style>
    <style:style style:name="co11" style:family="table-column">
      <style:table-column-properties fo:break-before="auto" style:column-width="38.01pt"/>
    </style:style>
    <style:style style:name="co12" style:family="table-column">
      <style:table-column-properties fo:break-before="auto" style:column-width="56.64pt"/>
    </style:style>
    <style:style style:name="co13" style:family="table-column">
      <style:table-column-properties fo:break-before="auto" style:column-width="67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Group_5f_A">
      <style:table-properties table:display="true" style:writing-mode="lr-tb"/>
    </style:style>
    <style:style style:name="ta3" style:family="table" style:master-page-name="PageStyle_5f_Group_5f_B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number-columns-repeated="7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(remove)</text:p>
          </table:table-cell>
          <table:table-cell table:style-name="ce4" office:value-type="string" calcext:value-type="string">
            <text:p>Answers - Form 1</text:p>
          </table:table-cell>
          <table:table-cell table:style-name="ce4" office:value-type="string" calcext:value-type="string">
            <text:p>Score1</text:p>
          </table:table-cell>
          <table:table-cell table:style-name="ce4" office:value-type="string" calcext:value-type="string">
            <text:p>Answers - Form 2</text:p>
          </table:table-cell>
          <table:table-cell table:style-name="ce4" office:value-type="string" calcext:value-type="string">
            <text:p>Score2</text:p>
          </table:table-cell>
          <table:table-cell table:style-name="ce5" office:value-type="string" calcext:value-type="string">
            <text:p>Midterm exame</text:p>
          </table:table-cell>
          <table:table-cell table:style-name="ce5" office:value-type="string" calcext:value-type="string">
            <text:p>MOSS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know-ai</text:p>
          </table:table-cell>
          <table:table-cell table:style-name="ce1" office:value-type="string" calcext:value-type="string">
            <text:p>ai_day-by-day</text:p>
          </table:table-cell>
          <table:table-cell table:style-name="ce1"/>
          <table:table-cell table:style-name="ce1" office:value-type="string" calcext:value-type="string">
            <text:p>Programming</text:p>
          </table:table-cell>
          <table:table-cell table:style-name="ce1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emester</text:p>
          </table:table-cell>
          <table:table-cell table:style-name="ce1" office:value-type="string" calcext:value-type="string">
            <text:p>Age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Adriano da Silva Júnior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.74" calcext:value-type="float">
            <text:p>83.74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Alberto Claudino dos Santos Silva Filho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29" calcext:value-type="float">
            <text:p>3.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82.61" calcext:value-type="float">
            <text:p>82.61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Antonio Mário Jesus Vidal Leite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3.24" calcext:value-type="float">
            <text:p>63.24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Antonio Umberto Camargo Mori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.21" calcext:value-type="float">
            <text:p>5.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4.03" calcext:value-type="float">
            <text:p>74.03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Cayo Henrique da Silva Ferreira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.68" calcext:value-type="float">
            <text:p>5.6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6.88" calcext:value-type="float">
            <text:p>66.88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Charles Ordonio Bezerra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81.56" calcext:value-type="float">
            <text:p>81.56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Chaylane Franco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8.55" calcext:value-type="float">
            <text:p>68.55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David Alenor Dias Gomes Da Silv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8.33" calcext:value-type="float">
            <text:p>58.33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David Soares da SIlv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1.14" calcext:value-type="float">
            <text:p>71.14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Douglas Viana de Macedo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91.28" calcext:value-type="float">
            <text:p>91.28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Erick Jonathan Macedo dos Santos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.21" calcext:value-type="float">
            <text:p>5.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.43" calcext:value-type="float">
            <text:p>89.43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Fellype Meneses Vasconcelos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63" calcext:value-type="float">
            <text:p>5.6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86.69" calcext:value-type="float">
            <text:p>86.69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Fernanda Felix Fernandes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.11" calcext:value-type="float">
            <text:p>79.11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Gabriel Alves Marques Silva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2.27" calcext:value-type="float">
            <text:p>62.2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Gabriel Pinheiro Correi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.07" calcext:value-type="float">
            <text:p>64.07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Gladistony Silva Lins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.57" calcext:value-type="float">
            <text:p>65.5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Gustavo de França Silv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73.45" calcext:value-type="float">
            <text:p>73.45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air Rodrigues de Araujo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oão Gabriel Marcos da Silv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0.98" calcext:value-type="float">
            <text:p>70.98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oao Victor Bione Oliveira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63" calcext:value-type="float">
            <text:p>5.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6.47" calcext:value-type="float">
            <text:p>76.4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osé Miguel da Silva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74.45" calcext:value-type="float">
            <text:p>74.45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uarez Damião Lopes Filho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6.28" calcext:value-type="float">
            <text:p>76.28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úlio César Alves Fernande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2.23" calcext:value-type="float">
            <text:p>72.23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Keila Roberta Da Silva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.62" calcext:value-type="float">
            <text:p>6.6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8.19" calcext:value-type="float">
            <text:p>78.19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Lawrence Lopes Gomes Silv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76.16" calcext:value-type="float">
            <text:p>76.16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Lucas Matheus Elias Silva Teixeira dos Santo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3.81" calcext:value-type="float">
            <text:p>3.81</text:p>
          </table:table-cell>
          <table:table-cell table:style-name="ce3" office:value-type="float" office:value="67.57" calcext:value-type="float">
            <text:p>67.5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Luis Davi Santos Silva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5.71" calcext:value-type="float">
            <text:p>5.71</text:p>
          </table:table-cell>
          <table:table-cell table:style-name="ce3" office:value-type="float" office:value="88.12" calcext:value-type="float">
            <text:p>88.12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luis felipe de arruda gome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.14" calcext:value-type="float">
            <text:p>7.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.88" calcext:value-type="float">
            <text:p>76.88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Luiz Fernando Paes de Assi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6.97" calcext:value-type="float">
            <text:p>56.9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rcel Gustavo de Barros Araujo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.06" calcext:value-type="float">
            <text:p>77.06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rcelo Augusto de Barros Araújo.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3.33" calcext:value-type="float">
            <text:p>3.33</text:p>
          </table:table-cell>
          <table:table-cell table:style-name="ce3" office:value-type="float" office:value="70.93" calcext:value-type="float">
            <text:p>70.93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ria Clara Aquino Siqueira Souza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66.74" calcext:value-type="float">
            <text:p>66.74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riana de Holanda Chacon Santo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3.12" calcext:value-type="float">
            <text:p>43.12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arely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teus Omar Coelho Dos Santo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.04" calcext:value-type="float">
            <text:p>53.04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Matheus Rubem Gouveia Guilherme da Silv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69.32" calcext:value-type="float">
            <text:p>69.32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Nathan Santos Cunh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.77" calcext:value-type="float">
            <text:p>66.7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Pedro Gabriel de Carvalho Cruz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.62" calcext:value-type="float">
            <text:p>7.6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8.67" calcext:value-type="float">
            <text:p>68.67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Pedro Ivo Cavalcante Pedrosa Novae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71.72" calcext:value-type="float">
            <text:p>71.72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Pedro Vinícius Marques da Silva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80.02" calcext:value-type="float">
            <text:p>80.02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Rayslla Nayara Nascimento Leite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2.01" calcext:value-type="float">
            <text:p>82.01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TOMÁS AMORIM DA SILVA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.68" calcext:value-type="float">
            <text:p>5.6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73.04" calcext:value-type="float">
            <text:p>73.04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>
          <table:table-cell table:style-name="ce2"/>
          <table:table-cell table:style-name="ce3" office:value-type="string" calcext:value-type="string">
            <text:p>Vinícius Rodrigues Santan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.75" calcext:value-type="float">
            <text:p>65.75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2" table:number-columns-repeated="7"/>
          <table:table-cell table:number-columns-repeated="998"/>
        </table:table-row>
        <table:table-row table:style-name="ro1" table:number-rows-repeated="15">
          <table:table-cell table:style-name="ce2" table:number-columns-repeated="6"/>
          <table:table-cell table:style-name="ce3" table:number-columns-repeated="2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41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_A" table:style-name="ta2">
        <table:table-column table:style-name="co2" table:number-columns-repeated="17" table:default-cell-style-name="Default"/>
        <table:table-column table:style-name="co12" table:number-columns-repeated="9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oints_pre</text:p>
          </table:table-cell>
          <table:table-cell table:style-name="ce5" office:value-type="string" calcext:value-type="string">
            <text:p>score_pre</text:p>
          </table:table-cell>
          <table:table-cell table:style-name="ce6" office:value-type="string" calcext:value-type="string">
            <text:p>points_pos</text:p>
          </table:table-cell>
          <table:table-cell table:style-name="ce5" office:value-type="string" calcext:value-type="string">
            <text:p>score_pos</text:p>
          </table:table-cell>
          <table:table-cell table:style-name="ce5" office:value-type="string" calcext:value-type="string">
            <text:p>mid_term</text:p>
          </table:table-cell>
          <table:table-cell table:style-name="ce5" office:value-type="string" calcext:value-type="string">
            <text:p>moss</text:p>
          </table:table-cell>
          <table:table-cell table:style-name="ce1" table:number-columns-repeated="10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Adriano da Silva Júnior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.74" calcext:value-type="float">
            <text:p>83.74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Alberto Claudino dos Santos Silva Filho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29" calcext:value-type="float">
            <text:p>3.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82.61" calcext:value-type="float">
            <text:p>82.61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Antonio Umberto Camargo Mori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.21" calcext:value-type="float">
            <text:p>5.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4.03" calcext:value-type="float">
            <text:p>74.03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Chaylane Franco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68.55" calcext:value-type="float">
            <text:p>68.55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ouglas Viana de Macedo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91.28" calcext:value-type="float">
            <text:p>91.28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Erick Jonathan Macedo dos Santos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.21" calcext:value-type="float">
            <text:p>5.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.43" calcext:value-type="float">
            <text:p>89.43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ellype Meneses Vasconcelos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63" calcext:value-type="float">
            <text:p>5.6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86.69" calcext:value-type="float">
            <text:p>86.69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ernanda Felix Fernandes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.11" calcext:value-type="float">
            <text:p>79.1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Gabriel Alves Marques Silva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62.27" calcext:value-type="float">
            <text:p>62.2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Gladistony Silva Lins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.57" calcext:value-type="float">
            <text:p>65.5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Gustavo de França Silv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73.45" calcext:value-type="float">
            <text:p>73.45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air Rodrigues de Araujo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oao Victor Bione Oliveira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63" calcext:value-type="float">
            <text:p>5.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6.47" calcext:value-type="float">
            <text:p>76.4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Lawrence Lopes Gomes Silv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76.16" calcext:value-type="float">
            <text:p>76.16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Lucas Matheus Elias Silva Teixeira dos Santo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3.81" calcext:value-type="float">
            <text:p>3.81</text:p>
          </table:table-cell>
          <table:table-cell table:style-name="ce3" office:value-type="float" office:value="67.57" calcext:value-type="float">
            <text:p>67.5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Luis Davi Santos Silva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5.71" calcext:value-type="float">
            <text:p>5.71</text:p>
          </table:table-cell>
          <table:table-cell table:style-name="ce3" office:value-type="float" office:value="88.12" calcext:value-type="float">
            <text:p>88.12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luis felipe de arruda gome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.14" calcext:value-type="float">
            <text:p>7.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.88" calcext:value-type="float">
            <text:p>76.88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Luiz Fernando Paes de Assi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56.97" calcext:value-type="float">
            <text:p>56.9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rcelo Augusto de Barros Araújo.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3.33" calcext:value-type="float">
            <text:p>3.33</text:p>
          </table:table-cell>
          <table:table-cell table:style-name="ce3" office:value-type="float" office:value="70.93" calcext:value-type="float">
            <text:p>70.93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Nathan Santos Cunh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.77" calcext:value-type="float">
            <text:p>66.7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Pedro Gabriel de Carvalho Cruz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.62" calcext:value-type="float">
            <text:p>7.62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8.67" calcext:value-type="float">
            <text:p>68.67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Pedro Ivo Cavalcante Pedrosa Novae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71.72" calcext:value-type="float">
            <text:p>71.72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Pedro Vinícius Marques da Silva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80.02" calcext:value-type="float">
            <text:p>80.02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ayslla Nayara Nascimento Leite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2.01" calcext:value-type="float">
            <text:p>82.0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57">
          <table:table-cell table:style-name="ce2" table:number-columns-repeated="26"/>
          <table:table-cell table:number-columns-repeated="998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_B" table:style-name="ta3">
        <table:table-column table:style-name="co2" table:number-columns-repeated="17" table:default-cell-style-name="Default"/>
        <table:table-column table:style-name="co12" table:number-columns-repeated="9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oints_pre</text:p>
          </table:table-cell>
          <table:table-cell table:style-name="ce5" office:value-type="string" calcext:value-type="string">
            <text:p>score_pre</text:p>
          </table:table-cell>
          <table:table-cell table:style-name="ce6" office:value-type="string" calcext:value-type="string">
            <text:p>points_pos</text:p>
          </table:table-cell>
          <table:table-cell table:style-name="ce5" office:value-type="string" calcext:value-type="string">
            <text:p>score_pos</text:p>
          </table:table-cell>
          <table:table-cell table:style-name="ce5" office:value-type="string" calcext:value-type="string">
            <text:p>mid_term</text:p>
          </table:table-cell>
          <table:table-cell table:style-name="ce5" office:value-type="string" calcext:value-type="string">
            <text:p>moss</text:p>
          </table:table-cell>
          <table:table-cell table:style-name="ce1" table:number-columns-repeated="10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Antonio Mário Jesus Vidal Leite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3.24" calcext:value-type="float">
            <text:p>63.24</text:p>
          </table:table-cell>
          <table:table-cell table:style-name="ce3" office:value-type="string" calcext:value-type="string">
            <text:p>B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Cayo Henrique da Silva Ferreira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.68" calcext:value-type="float">
            <text:p>5.6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6.88" calcext:value-type="float">
            <text:p>66.88</text:p>
          </table:table-cell>
          <table:table-cell table:style-name="ce3" office:value-type="string" calcext:value-type="string">
            <text:p>B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Charles Ordonio Bezerra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81.56" calcext:value-type="float">
            <text:p>81.56</text:p>
          </table:table-cell>
          <table:table-cell table:style-name="ce3" office:value-type="string" calcext:value-type="string">
            <text:p>B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avid Alenor Dias Gomes Da Silv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8.33" calcext:value-type="float">
            <text:p>58.33</text:p>
          </table:table-cell>
          <table:table-cell table:style-name="ce3" office:value-type="string" calcext:value-type="string">
            <text:p>B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avid Soares da SIlv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1.14" calcext:value-type="float">
            <text:p>71.14</text:p>
          </table:table-cell>
          <table:table-cell table:style-name="ce3" office:value-type="string" calcext:value-type="string">
            <text:p>B</text:p>
          </table:table-cell>
          <table:table-cell table:style-name="ce1" table:number-columns-repeated="9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Gabriel Pinheiro Correi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.07" calcext:value-type="float">
            <text:p>64.07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oão Gabriel Marcos da Silv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0.98" calcext:value-type="float">
            <text:p>70.98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osé Miguel da Silva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74.45" calcext:value-type="float">
            <text:p>74.45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uarez Damião Lopes Filho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76.28" calcext:value-type="float">
            <text:p>76.28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úlio César Alves Fernande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.16" calcext:value-type="float">
            <text:p>5.1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2.23" calcext:value-type="float">
            <text:p>72.23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Keila Roberta Da Silva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.62" calcext:value-type="float">
            <text:p>6.6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8.19" calcext:value-type="float">
            <text:p>78.19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rcel Gustavo de Barros Araujo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.06" calcext:value-type="float">
            <text:p>77.06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ria Clara Aquino Siqueira Souza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66.74" calcext:value-type="float">
            <text:p>66.74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riana de Holanda Chacon Santo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3.12" calcext:value-type="float">
            <text:p>43.12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teus Omar Coelho Dos Santos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.04" calcext:value-type="float">
            <text:p>53.04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Matheus Rubem Gouveia Guilherme da Silv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69.32" calcext:value-type="float">
            <text:p>69.32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OMÁS AMORIM DA SILVA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.68" calcext:value-type="float">
            <text:p>5.6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.19" calcext:value-type="float">
            <text:p>6.19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73.04" calcext:value-type="float">
            <text:p>73.04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Vinícius Rodrigues Santana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.75" calcext:value-type="float">
            <text:p>65.75</text:p>
          </table:table-cell>
          <table:table-cell table:style-name="ce3" office:value-type="string" calcext:value-type="string">
            <text:p>B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57">
          <table:table-cell table:style-name="ce2" table:number-columns-repeated="26"/>
          <table:table-cell table:number-columns-repeated="998"/>
        </table:table-row>
        <table:table-row table:style-name="ro2" table:number-rows-repeated="10475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 / 213</number:text>
    </number:number-style>
    <number:number-style style:name="N126">
      <number:number number:decimal-places="0" loext:min-decimal-places="0" number:min-integer-digits="1"/>
      <number:text> / 210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5f_A" style:display-name="PageStyle_Group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5f_B" style:display-name="PageStyle_Group_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80" meta:object-count="0"/>
    <meta:generator>LibreOfficeDev/6.0.5.2$Linux_X86_64 LibreOffice_project/</meta:generator>
  </office:meta>
</office:document-meta>
</file>